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MR10" svg:font-family="CMR10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131cm" table:align="left" style:writing-mode="lr-tb"/>
    </style:style>
    <style:style style:name="Tabla1.A" style:family="table-column">
      <style:table-column-properties style:column-width="2.106cm"/>
    </style:style>
    <style:style style:name="Tabla1.B" style:family="table-column">
      <style:table-column-properties style:column-width="13.02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bfbfbf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18cm solid #000000" fo:border-bottom="0.035cm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a2" style:family="table">
      <style:table-properties style:width="15.104cm" table:align="left" style:writing-mode="lr-tb"/>
    </style:style>
    <style:style style:name="Tabla2.A" style:family="table-column">
      <style:table-column-properties style:column-width="6.001cm"/>
    </style:style>
    <style:style style:name="Tabla2.B" style:family="table-column">
      <style:table-column-properties style:column-width="6.752cm"/>
    </style:style>
    <style:style style:name="Tabla2.C" style:family="table-column">
      <style:table-column-properties style:column-width="2.35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bfbfb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a2.C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2.2" style:family="table-row">
      <style:table-row-properties style:min-row-height="2cm" style:keep-together="false" fo:keep-together="always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.C2" style:family="table-cell">
      <style:table-cell-properties style:vertical-align="top" fo:background-color="#bfbfb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a3" style:family="table">
      <style:table-properties style:width="4.027cm" table:align="left" style:writing-mode="lr-tb"/>
    </style:style>
    <style:style style:name="Tabla3.A" style:family="table-column">
      <style:table-column-properties style:column-width="4.027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b2b2b2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" style:family="table">
      <style:table-properties style:width="4.027cm" table:align="left" style:writing-mode="lr-tb"/>
    </style:style>
    <style:style style:name="Tabla4.A" style:family="table-column">
      <style:table-column-properties style:column-width="4.02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b2b2b2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5" style:family="table">
      <style:table-properties style:width="7.528cm" table:align="left" style:writing-mode="lr-tb"/>
    </style:style>
    <style:style style:name="Tabla5.A" style:family="table-column">
      <style:table-column-properties style:column-width="7.528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6" style:family="table">
      <style:table-properties style:width="5.779cm" table:align="left" style:writing-mode="lr-tb"/>
    </style:style>
    <style:style style:name="Tabla6.A" style:family="table-column">
      <style:table-column-properties style:column-width="5.779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" style:family="table">
      <style:table-properties style:width="6.278cm" table:align="left" style:writing-mode="lr-tb"/>
    </style:style>
    <style:style style:name="Tabla7.A" style:family="table-column">
      <style:table-column-properties style:column-width="6.278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" style:family="table">
      <style:table-properties style:width="6.278cm" table:align="left" style:writing-mode="lr-tb"/>
    </style:style>
    <style:style style:name="Tabla8.A" style:family="table-column">
      <style:table-column-properties style:column-width="6.278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9" style:family="table">
      <style:table-properties style:width="3.277cm" table:align="left" style:writing-mode="lr-tb"/>
    </style:style>
    <style:style style:name="Tabla9.A" style:family="table-column">
      <style:table-column-properties style:column-width="3.277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Standard">
      <style:paragraph-properties style:line-height-at-least="0.423cm" style:snap-to-layout-grid="false"/>
    </style:style>
    <style:style style:name="P2" style:family="paragraph" style:parent-style-name="Standard">
      <style:paragraph-properties style:line-height-at-least="0.423cm" fo:text-align="center" style:justify-single-word="false"/>
    </style:style>
    <style:style style:name="P3" style:family="paragraph" style:parent-style-name="Standard">
      <style:paragraph-properties style:line-height-at-least="0.423cm" fo:text-align="center" style:justify-single-word="false" style:snap-to-layout-grid="false"/>
    </style:style>
    <style:style style:name="P4" style:family="paragraph" style:parent-style-name="Standard">
      <style:paragraph-properties style:line-height-at-least="0.423cm" fo:text-align="justify" style:justify-single-word="false"/>
    </style:style>
    <style:style style:name="P5" style:family="paragraph" style:parent-style-name="Standard">
      <style:paragraph-properties style:line-height-at-least="0.423cm" fo:text-align="justify" style:justify-single-word="false" style:snap-to-layout-grid="false"/>
    </style:style>
    <style:style style:name="P6" style:family="paragraph" style:parent-style-name="Standard">
      <style:paragraph-properties style:line-height-at-least="0.423cm"/>
      <style:text-properties fo:font-weight="bold" style:font-weight-asian="bold"/>
    </style:style>
    <style:style style:name="P7" style:family="paragraph" style:parent-style-name="Standard">
      <style:paragraph-properties style:line-height-at-least="0.423cm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style:text-autospace="none"/>
      <style:text-properties style:language-asian="fr" style:country-asian="FR" style:font-name-complex="Times New Roman"/>
    </style:style>
    <style:style style:name="P11" style:family="paragraph" style:parent-style-name="Standard">
      <style:paragraph-properties style:line-height-at-least="0.423cm" fo:text-align="justify" style:justify-single-word="false"/>
      <style:text-properties fo:language="en" fo:country="GB" style:language-asian="fr" style:country-asian="FR" style:font-name-complex="Times New Roman"/>
    </style:style>
    <style:style style:name="P12" style:family="paragraph" style:parent-style-name="Standard">
      <style:paragraph-properties style:line-height-at-least="0.423cm" fo:text-align="justify" style:justify-single-word="false"/>
      <style:text-properties fo:language="en" fo:country="GB"/>
    </style:style>
    <style:style style:name="P13" style:family="paragraph" style:parent-style-name="Standard">
      <style:paragraph-properties fo:margin-left="0cm" fo:margin-right="0cm" style:line-height-at-least="0.423cm" fo:text-indent="0.377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cm" fo:margin-right="0.199cm" style:line-height-at-least="0.423cm" fo:text-indent="0cm" style:auto-text-indent="false" style:snap-to-layout-grid="false"/>
      <style:text-properties fo:color="#0000ff"/>
    </style:style>
    <style:style style:name="P15" style:family="paragraph" style:parent-style-name="Standard">
      <style:paragraph-properties fo:margin-left="0.199cm" fo:margin-right="0.199cm" style:line-height-at-least="0.423cm" fo:text-indent="0cm" style:auto-text-indent="false"/>
    </style:style>
    <style:style style:name="P16" style:family="paragraph" style:parent-style-name="Standard">
      <style:paragraph-properties fo:margin-left="0.199cm" fo:margin-right="0.199cm" style:line-height-at-least="0.423cm" fo:text-indent="0.379cm" style:auto-text-indent="false"/>
    </style:style>
    <style:style style:name="P17" style:family="paragraph" style:parent-style-name="Standard">
      <style:paragraph-properties fo:margin-left="0.199cm" fo:margin-right="0.199cm" style:line-height-at-least="0.423cm" fo:text-indent="0.379cm" style:auto-text-indent="false" style:snap-to-layout-grid="false"/>
    </style:style>
    <style:style style:name="P18" style:family="paragraph" style:parent-style-name="Standard">
      <style:paragraph-properties fo:margin-left="0.127cm" fo:margin-right="0.125cm" style:line-height-at-least="0.423cm" fo:text-indent="0.123cm" style:auto-text-indent="false" style:snap-to-layout-grid="false"/>
    </style:style>
    <style:style style:name="P19" style:family="paragraph" style:parent-style-name="Standard">
      <style:paragraph-properties fo:margin-left="0cm" fo:margin-right="0cm" fo:text-indent="1.251cm" style:auto-text-indent="false" style:text-autospace="none"/>
    </style:style>
    <style:style style:name="P20" style:family="paragraph" style:parent-style-name="Standard">
      <style:paragraph-properties fo:margin-left="0cm" fo:margin-right="0cm" fo:text-indent="1.251cm" style:auto-text-indent="false" style:text-autospace="none"/>
      <style:text-properties style:language-asian="fr" style:country-asian="FR" style:font-name-complex="Times New Roman"/>
    </style:style>
    <style:style style:name="P21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</style:style>
    <style:style style:name="P22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  <style:text-properties fo:language="fr" fo:country="FR"/>
    </style:style>
    <style:style style:name="P23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  <style:text-properties fo:language="en" fo:country="GB"/>
    </style:style>
    <style:style style:name="P24" style:family="paragraph" style:parent-style-name="Standard">
      <style:paragraph-properties fo:margin-left="2cm" fo:margin-right="0cm" fo:text-indent="0cm" style:auto-text-indent="false" style:text-autospace="none"/>
      <style:text-properties style:language-asian="fr" style:country-asian="FR" style:font-name-complex="Times New Roman"/>
    </style:style>
    <style:style style:name="P25" style:family="paragraph" style:parent-style-name="Standard">
      <style:paragraph-properties fo:margin-left="2cm" fo:margin-right="0cm" style:line-height-at-least="0.423cm" fo:text-align="justify" style:justify-single-word="false" fo:text-indent="-0.75cm" style:auto-text-indent="false"/>
    </style:style>
    <style:style style:name="P26" style:family="paragraph" style:parent-style-name="Standard">
      <style:paragraph-properties fo:margin-left="1.251cm" fo:margin-right="0cm" style:line-height-at-least="0.423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1.251cm" fo:margin-right="0cm" style:line-height-at-least="0.423cm" fo:text-align="justify" style:justify-single-word="false" fo:text-indent="0.75cm" style:auto-text-indent="false"/>
    </style:style>
    <style:style style:name="P28" style:family="paragraph" style:parent-style-name="Normal_20__28_Web_29_">
      <style:paragraph-properties style:snap-to-layout-grid="false"/>
    </style:style>
    <style:style style:name="P29" style:family="paragraph" style:parent-style-name="Normal_20__28_Web_29_">
      <style:text-properties style:font-name="Times"/>
    </style:style>
    <style:style style:name="P30" style:family="paragraph" style:parent-style-name="Normal_20__28_Web_29_">
      <style:text-properties style:font-name="Times" style:font-name-complex="Arial"/>
    </style:style>
    <style:style style:name="P31" style:family="paragraph" style:parent-style-name="Normal_20__28_Web_29_">
      <style:text-properties style:font-name="Times" fo:language="es" fo:country="ES" style:font-name-complex="Arial"/>
    </style:style>
    <style:style style:name="P32" style:family="paragraph" style:parent-style-name="Standard">
      <style:paragraph-properties fo:margin-left="0.199cm" fo:margin-right="0.199cm" style:line-height-at-least="0.423cm" fo:text-indent="0cm" style:auto-text-indent="false" style:snap-to-layout-grid="false"/>
      <style:text-properties fo:language="fr" fo:country="FR"/>
    </style:style>
    <style:style style:name="P33" style:family="paragraph" style:parent-style-name="Standard">
      <style:paragraph-properties fo:margin-left="0cm" fo:margin-right="0cm" fo:text-indent="1.251cm" style:auto-text-indent="false" style:text-autospace="none"/>
      <style:text-properties style:language-asian="fr" style:country-asian="FR" style:font-name-complex="Times New Roman"/>
    </style:style>
    <style:style style:name="P34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  <style:text-properties fo:language="fr" fo:country="FR"/>
    </style:style>
    <style:style style:name="P35" style:family="paragraph" style:parent-style-name="Standard">
      <style:paragraph-properties style:text-autospace="none"/>
      <style:text-properties style:language-asian="fr" style:country-asian="FR" style:font-name-complex="Times New Roman"/>
    </style:style>
    <style:style style:name="P36" style:family="paragraph" style:parent-style-name="Standard">
      <style:paragraph-properties style:line-height-at-least="0.423cm" fo:text-align="justify" style:justify-single-word="false"/>
      <style:text-properties style:language-asian="fr" style:country-asian="FR" style:font-name-complex="Times New Roman"/>
    </style:style>
    <style:style style:name="P37" style:family="paragraph" style:parent-style-name="Standard">
      <style:paragraph-properties style:line-height-at-least="0.423cm" fo:text-align="justify" style:justify-single-word="false"/>
      <style:text-properties fo:language="en" fo:country="GB"/>
    </style:style>
    <style:style style:name="P38" style:family="paragraph" style:parent-style-name="Standard">
      <style:paragraph-properties fo:margin-left="2cm" fo:margin-right="0cm" fo:text-indent="-0.75cm" style:auto-text-indent="false" style:text-autospace="none"/>
      <style:text-properties style:language-asian="fr" style:country-asian="FR" style:font-name-complex="Times New Roman"/>
    </style:style>
    <style:style style:name="P39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Times" fo:font-weight="bold" style:font-weight-asian="bold" style:font-name-complex="Times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style:language-asian="fr" style:country-asian="FR" style:font-name-complex="Times New Roman"/>
    </style:style>
    <style:style style:name="T7" style:family="text">
      <style:text-properties style:language-asian="fr" style:country-asian="FR" style:font-name-complex="CMR10"/>
    </style:style>
    <style:style style:name="T8" style:family="text">
      <style:text-properties fo:language="en" fo:country="GB"/>
    </style:style>
    <style:style style:name="T9" style:family="text">
      <style:text-properties fo:language="en" fo:country="GB" style:language-asian="fr" style:country-asian="FR" style:font-name-complex="Times New Roman"/>
    </style:style>
    <style:style style:name="T10" style:family="text">
      <style:text-properties fo:language="en" fo:country="GB" fo:font-style="italic" style:language-asian="fr" style:country-asian="FR" style:font-style-asian="italic" style:font-name-complex="Times New Roman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CURS 2010-2011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2">Codi : </text:span><text:span text:style-name="T3">2780</text:span></text:p>
          </table:table-cell>
          <table:table-cell table:style-name="Tabla1.B1" office:value-type="string">
            <text:p text:style-name="P28"><text:span text:style-name="T1">Assignatura: </text:span><text:span text:style-name="T4">Fonaments del Processament Digital del Senyal</text:span></text:p>
            <text:p text:style-name="P13"/>
          </table:table-cell>
        </table:table-row>
        <table:table-row table:style-name="Tabla1.1">
          <table:table-cell table:style-name="Tabla1.A2" office:value-type="string">
            <text:p text:style-name="P3"/>
            <text:p text:style-name="P7">Curs</text:p>
            <text:p text:style-name="P7"/>
            <text:p text:style-name="P7">Estudis</text:p>
            <text:p text:style-name="P6"/>
            <text:p text:style-name="P7">Durada</text:p>
            <text:p text:style-name="P2"/>
            <text:p text:style-name="P2"/>
          </table:table-cell>
          <table:table-cell table:style-name="Tabla1.B2" office:value-type="string">
            <text:p text:style-name="P17"/>
            <text:p text:style-name="P16">2010-2011</text:p>
            <text:p text:style-name="P16"/>
            <text:p text:style-name="P16">Optativa Llicenciatura en Matemàtiques (pla d’estudis 2001)</text:p>
            <text:p text:style-name="P16"/>
            <text:p text:style-name="P16">Primer quatrimestre</text:p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8">PROFESSORS i HORARIS</text:p>
          </table:table-cell>
          <table:table-cell table:style-name="Tabla2.B1" office:value-type="string">
            <text:p text:style-name="P5"/>
          </table:table-cell>
          <table:table-cell table:style-name="Tabla2.C1" office:value-type="string">
            <text:p text:style-name="P3">AULA</text:p>
          </table:table-cell>
        </table:table-row>
        <table:table-row table:style-name="Tabla2.2">
          <table:table-cell table:style-name="Tabla2.A2" table:number-columns-spanned="2" office:value-type="string">
            <text:p text:style-name="P32">Jean-Michel Morel, José Luis Lisani Roca <text:s/></text:p>
            <text:p text:style-name="P15"><text:span text:style-name="T5"><text:s text:c="3"/>Dilluns</text:span> de 15h30 a 17h30 </text:p>
            <text:p text:style-name="P15"><text:s text:c="3"/>Dimecres de 15h30 a 17h30</text:p>
          </table:table-cell>
          <table:covered-table-cell/>
          <table:table-cell table:style-name="Tabla2.C2" office:value-type="string">
            <text:p text:style-name="P14"><text:s text:c="4"/></text:p>
          </table:table-cell>
        </table:table-row>
      </table:table>
      <text:p text:style-name="P4"/>
      <text:p text:style-name="P4"/>
      <text:p text:style-name="P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PREREQUISITS</text:p>
          </table:table-cell>
        </table:table-row>
      </table:table>
      <text:p text:style-name="P4"/>
      <text:p text:style-name="P29">2750 Anàlisi Matemàtica I</text:p>
      <text:p text:style-name="P29">2759 Anàlisi Matemàtica II</text:p>
      <text:p text:style-name="P29">2760 Ampliació d’Anàlisi Matemàtica </text:p>
      <text:p text:style-name="P29">2767 Anàlisi Matemàtica III</text:p>
      <text:p text:style-name="P4"/>
      <text:p text:style-name="P4"/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>DESCRIPTORS</text:p>
          </table:table-cell>
        </table:table-row>
      </table:table>
      <text:p text:style-name="P4"/>
      <text:p text:style-name="P30">Tècniques clàssiques de processament de senyals i imatges. </text:p>
      <text:p text:style-name="P31">Models matemàtics per al filtratge i la segmentació. </text:p>
      <text:p text:style-name="P31">Els problemes de mostreig i quantificació. </text:p>
      <text:p text:style-name="P30">Algoritmes numèrics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>PROGRAMA DE L’ASSIGNATURA</text:p>
          </table:table-cell>
        </table:table-row>
      </table:table>
      <text:p text:style-name="P4"/>
      <text:p text:style-name="P4">Part I : <text:span text:style-name="T7">Introducció al Processament Digital del Senyal</text:span></text:p>
      <text:p text:style-name="P4"/>
      <text:p text:style-name="P10">Tema 1. Conceptes bàsics.</text:p>
      <text:p text:style-name="P20">1.1. Introducció històrica.</text:p>
      <text:p text:style-name="P20">1.2. Senyals analògics i digitals.</text:p>
      <text:p text:style-name="P20">1.3. El procés de digitalització. Discretització i Quantització.</text:p>
      <text:p text:style-name="P20">1.4. Senyals i sistemes discrets unidimensionals. Sistemes lineals.</text:p>
      <text:p text:style-name="P20">1.5. Representació freqüencial de senyals discrets.</text:p>
      <text:p text:style-name="P20">1.6. Senyals bi-dimensionals: imatges.</text:p>
      <text:p text:style-name="P20">1.7. Senyals aleatoris: renou.</text:p>
      <text:p text:style-name="P10"/>
      <text:p text:style-name="P10">Tema 2. El procés de digitalització.</text:p>
      <text:p text:style-name="P19"><text:span text:style-name="T6">2.1. Mostreig periòdic. Representació freqü</text:span><text:span text:style-name="T6">encial.</text:span></text:p>
      <text:p text:style-name="P38">2.2. Reconstrucció del senyal continu a partir de les seves mostres:</text:p>
      <text:p text:style-name="P24">Teorema de Nyquist-Shannon. Aliasing. El fenomen de Gibbs.</text:p>
      <text:p text:style-name="P20">2.3. Quantització. Renou de quantització.</text:p>
      <text:p text:style-name="P20">2.4. Conversió Digital-Analògica.</text:p>
      <text:p text:style-name="P20">2.5. El cas bi-dimensional (imatges).</text:p>
      <text:p text:style-name="P20"/>
      <text:p text:style-name="P10">Tema 3. Operacions bàsiques de processament del senyal.</text:p>
      <text:p text:style-name="P20">3.1. Filtres freqüencials: passa-baix, passa-banda i passa-alt.</text:p>
      <text:p text:style-name="P20">3.2. Interpolació i delmació.</text:p>
      <text:p text:style-name="P20">3.3. Filtratge per convolució.</text:p>
      <text:p text:style-name="P38">3.4. Qüestions pràctiques: la transformada ràpida de Fourier (FFT) i la transformada discreta de Fourier (DFT).</text:p>
      <text:p text:style-name="P4"/>
      <text:p text:style-name="P4">Part II: Introducció al Processament Digital d’Imatges.</text:p>
      <text:p text:style-name="P4"/>
      <text:p text:style-name="P4">Tema 4. Introducció als fonaments de la visió per ordinador.</text:p>
      <text:p text:style-name="P26">4.1. Fonaments de la visió: els elements de la percepció visual i la formació </text:p>
      <text:p text:style-name="P26"><text:s text:c="7"/><text:span text:style-name="T5">de les imatges.</text:span></text:p>
      <text:p text:style-name="P21"><text:span text:style-name="T5">4.2. Principis bàsics de la visió</text:span><text:span text:style-name="T5">.</text:span></text:p>
      <text:p text:style-name="P25">4.3. La representació digital de les imatges: adquisició, emmagatzemament, </text:p>
      <text:p text:style-name="P25"><text:tab/><text:span text:style-name="T5">processament, compressió.</text:span></text:p>
      <text:p text:style-name="P22">4.4. Propietats dels pixels: entorns locals, connectivitat, distàncies.</text:p>
      <text:p text:style-name="P21">4.5. Geometria de la imatge: transformacions bàsiques, el model de la càmera,</text:p>
      <text:p text:style-name="P26"><text:s text:c="7"/>calibració de càmeres.</text:p>
      <text:p text:style-name="P21">4.6. Principals problemes i aplicacions en el processament digital d’imatges: </text:p>
      <text:p text:style-name="P21"><text:s text:c="7"/>realçament, restauració, segmentació, compressió.</text:p>
      <text:p text:style-name="P21"/>
      <text:p text:style-name="P4">Tema 5. <text:span text:style-name="T5">Transformacions d’imatges.</text:span></text:p>
      <text:p text:style-name="P22">5.1. Transformacions lineals: la transformada discreta de Fourier </text:p>
      <text:p text:style-name="P26"><text:span text:style-name="T5"><text:s text:c="8"/></text:span>bidi-mensional, la transformada de Haar.</text:p>
      <text:p text:style-name="P21">5.2. La FFT: aplicació al problema del filtrat, zoom, translacions i</text:p>
      <text:p text:style-name="P26"><text:s text:c="7"/>rotacions de la imatge.</text:p>
      <text:p text:style-name="P21">5.3. Altres tipus de transformacions. Onetes.</text:p>
      <text:p text:style-name="P21"/>
      <text:p text:style-name="P4">Tema 6. Realçament d’imatges.</text:p>
      <text:p text:style-name="P21"><text:soft-page-break/>6.1. El realçament d’imatges. Els models freqüencials multiespectrals.</text:p>
      <text:p text:style-name="P21">6.2. Equalització de l’histograma.</text:p>
      <text:p text:style-name="P21">6.3. Un model variacional: La variació total (TV).</text:p>
      <text:p text:style-name="P21"/>
      <text:p text:style-name="P4">Tema 7. Restauració i filtrage d’imatges.</text:p>
      <text:p text:style-name="P21">7.1. Introducció i definicions.</text:p>
      <text:p text:style-name="P21">7.2. Diferents tipus de renou en les imatges digitals. Models degradats.</text:p>
      <text:p text:style-name="P21">7.3. Models lineals: el filtre de Wiener, Kalman, Fourier.</text:p>
      <text:p text:style-name="P21">7.4. Models basats en equacions en derivades parcials.</text:p>
      <text:p text:style-name="P27">7.4.1. El model lineal de l’equació de la calor.</text:p>
      <text:p text:style-name="P27">7.4.2. Models no lineals. L’equació de la curvatura mitja.</text:p>
      <text:p text:style-name="P27">7.4.3. Filtres morfològics: erosió, dilatació, filtres media.</text:p>
      <text:p text:style-name="P27">7.4.4. La teoria del Scale-Space. L’anàlisi multiescala.</text:p>
      <text:p text:style-name="P27">7.4.5. Un model de filtre de shock.</text:p>
      <text:p text:style-name="P27"/>
      <text:p text:style-name="P4">Tema 8. Segmentació d’imatges.</text:p>
      <text:p text:style-name="P21">8.1. Detecció de contorns i segmentació de regions.</text:p>
      <text:p text:style-name="P21">8.2. Imatges binàries. Modificació de l’histograma.</text:p>
      <text:p text:style-name="P23">8.3. El mètodes de Region Growing i Region Merging.</text:p>
      <text:p text:style-name="P21">8.4. Mètodes variacionals: el model de Mumford-Shah.</text:p>
      <text:p text:style-name="P22">8.5. Els models de contorns actius. Exemples.</text:p>
      <text:p text:style-name="P4"/>
      <text:p text:style-name="P4"/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>BIBLIOGRAFIA BÀSICA</text:p>
          </table:table-cell>
        </table:table-row>
      </table:table>
      <text:p text:style-name="P8"/>
      <text:p text:style-name="P4"><text:span text:style-name="T6">1.- </text:span><text:span text:style-name="T6">Apunts de l’assignatura. B. Coll, J.L. Lisani, 2004.</text:span></text:p>
      <text:p text:style-name="P4"><text:span text:style-name="T9">2.- </text:span><text:span text:style-name="T10">Discrete-Time Signal Processing</text:span><text:span text:style-name="T9">. A.V. Oppenheim, R.W. Schafer. Prentice-Hall,</text:span></text:p>
      <text:p text:style-name="P11">1989.</text:p>
      <text:p text:style-name="P4"><text:span text:style-name="T9">3.- </text:span><text:span text:style-name="T10">A Wavelet Tour of Signal Processing</text:span><text:span text:style-name="T9">. S. Mallat. Academic Press, 1998.</text:span></text:p>
      <text:p text:style-name="P4"><text:span text:style-name="T9">4.- </text:span><text:span text:style-name="T10">Digital image processing</text:span><text:span text:style-name="T9">. R.C. Gonzalez, R.E. Woods. Addison Wesley, 1993.</text:span></text:p>
      <text:p text:style-name="P4"><text:span text:style-name="T9">5.- </text:span><text:span text:style-name="T10">Fundamentals of digital image processing</text:span><text:span text:style-name="T9">. A. K. Jain. Prentice Hall. 1989.</text:span></text:p>
      <text:p text:style-name="P4"><text:span text:style-name="T9">6.- </text:span><text:span text:style-name="T10">Variational Methods in Image Segmentation</text:span><text:span text:style-name="T9">. </text:span><text:span text:style-name="T6">J.M. Morel, S. Solimini, Progress</text:span></text:p>
      <text:p text:style-name="P4"><text:span text:style-name="T9">in Nonlinear Differential Equations</text:span><text:span text:style-name="T9"> and Their Applications, Birkhäuser, Basel, 1995.</text:span></text:p>
      <text:p text:style-name="P4"><text:span text:style-name="T9">7.- </text:span><text:span text:style-name="T10">Mathematical problems in image processing</text:span><text:span text:style-name="T9">. G. Aubert i P. Kornprobst. Springer.</text:span></text:p>
      <text:p text:style-name="P11">2002.</text:p>
      <text:p text:style-name="P4"><text:span text:style-name="T9">8.- </text:span><text:span text:style-name="T10">Image Iterative Smoothing and P.D.E.’s</text:span><text:span text:style-name="T9">. F. Guichard, J.M. Morel, Llibre en</text:span></text:p>
      <text:p text:style-name="P36">preparació, CMLA ENS Cachan (Paris), 2002</text:p>
      <text:p text:style-name="P4"/>
      <text:p text:style-name="P4"/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PRÀCTIQUES</text:p>
          </table:table-cell>
        </table:table-row>
      </table:table>
      <text:p text:style-name="P4"/>
      <text:p text:style-name="P4">Al llarg del curs es realitzaran pràctiques amb l’ordinador en l’entorn Scilab. <text:span text:style-name="T5">En aquestes pràctiques l’alumne veurà l’aplicació dels algoritmes de processament explicats a classe.</text:span></text:p>
      <text:p text:style-name="P4"/>
      <text:p text:style-name="P4"/>
      <text:p text:style-name="P4"/>
      <text:p text:style-name="P4"/>
      <text:p text:style-name="P4"/>
      <text:p text:style-name="P4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18">ELEMENTS D’AVALUACIÓ</text:p>
          </table:table-cell>
        </table:table-row>
      </table:table>
      <text:p text:style-name="P4"/>
      <text:p text:style-name="P9">L’avaluació de l’assignatura es farà mitjantcant un treball individual. Aquest treball consistirà en la programació (en llenguatge C o Matlab/Scilab/Octave) d’un algoritme de processament del senyal propossat pels professors.</text:p>
      <text:p text:style-name="P9">A més, els alumnes hauran de presentar un informe de les pràctiques realitzades que també es tendrà en compte per a la nota final de l’assignatura.</text:p>
      <text:p text:style-name="P9"/>
      <text:p text:style-name="P9"/>
      <text:p text:style-name="P4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8">TUTORIES</text:p>
          </table:table-cell>
        </table:table-row>
      </table:table>
      <text:p text:style-name="P4"/>
      <text:p text:style-name="P4">José Luis Lisani</text:p>
      <text:p text:style-name="P4"/>
      <text:p text:style-name="P21">Despatx 239, 2on pis edifici Anselm Turmeda, telèfon: 971 17 29 90</text:p>
      <text:p text:style-name="P4"/>
      <text:p text:style-name="P21"><text:span text:style-name="T8">Per c</text:span><text:span text:style-name="T8">orreu electrònic: </text:span><text:a xlink:type="simple" xlink:href="mailto:joseluis.lisani@uib.es"><text:span text:style-name="Internet_20_link"><text:span text:style-name="T8">joseluis.lisani@uib.es</text:span></text:span></text:a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R10" svg:font-family="CMR10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s" fo:country="ES" style:font-name-asian="Times New Roman" style:font-size-asian="12pt" style:font-name-complex="Time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27cm" style:line-height-at-least="0.423cm" fo:text-align="center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style:line-height-at-least="0.423cm" fo:text-align="end" style:justify-single-word="false" fo:keep-with-next="always"/>
      <style:text-properties fo:color="#808080"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fr" fo:country="FR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55cm" fo:page-height="29.66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URS 1999-2000</dc:title>
    <meta:initial-creator>513/SCK65005J9KN</meta:initial-creator>
    <meta:creation-date>2004-02-13T12:18:00</meta:creation-date>
    <dc:date>2010-09-27T12:20:12.29</dc:date>
    <meta:editing-cycles>43</meta:editing-cycles>
    <meta:editing-duration>PT01H29M16S</meta:editing-duration>
    <meta:generator>OpenOffice.org/3.0$Win32 OpenOffice.org_project/300m15$Build-9379</meta:generator>
    <meta:document-statistic meta:table-count="9" meta:image-count="0" meta:object-count="0" meta:page-count="4" meta:paragraph-count="107" meta:word-count="702" meta:character-count="5061"/>
    <meta:user-defined meta:name="Información 1"/>
    <meta:user-defined meta:name="Información 2"/>
    <meta:user-defined meta:name="Información 3"/>
    <meta:user-defined meta:name="Información 4"/>
  </office:meta>
</office:document-meta>
</file>